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8:34:3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8:34:37.51</dc:date>
    <meta:editing-duration>P132DT5H27M10S</meta:editing-duration>
    <meta:editing-cycles>302</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HexNum As Parser, pHexLit As Parser
	Set pHexNum = mkSeq(Array(pMany(pHexDigit)), "readHex")
	Set pHexLit = mkSeq(Array(pStr("0x"), pHexNum), "snd")
	Dim p As Parser 
	'pChoice(pItem(), pReturn("bar"))
	Set p = mk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ZeroOrOne(p) returns nil + same pos as result,
' otherwise returns a singleton list of p's result + pos
' matches at most once
Function pZeroOrOne(p As Parser)
	pZeroOrOne = mkParser("zeroOrOne", Array(p))
End Function

' never fails: if p fails than pMany(p) returns nil + same pos as result,
' otherwise returns a list of p results + last pos
' matches as many as possible
Function pMany(p As Parser)
	p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choice" Then
		result = applyP(p.st(0), s, pos)
		If isParseFailure(result) Then
			result = applyP(p.st(1), s, pos)
		End If
	ElseIf p.tp = "zeroOrOne" Then
		result = applyP(p.st(0), s, pos)
		If isParseFailure(result) Then
			result = Array(Array(), pos)
		Else
			result = Array(Array(result(0)), result(1))
		End If
	ElseIf p.tp = "many" Then
		Dim lst As Object
		Dim lstLen As Integer
		nxtPos = pos
		lstLen = 0
		Set lst = nil
		result = applyP(p.st(0), s, nxtPos)
		While Not(isParseFailure(result))
			nxtPos = result(1)
			Set lst = cons(result(0), lst)
			lstLen = lstLen + 1
			result = applyP(p.st(0), s, nxtPos)
		Wend
		If lstLen = 0 Then
			result = Array(Array(), nxtPos)
		Else
			Dim things(0 To lstLen-1) As Variant
			While lstLen &gt; 0
				lstLen = lstLen - 1
				things(lstLen) = lst.head
				Set lst = lst.tail
			Wend
			result = Array(things, nxtPos)
		End If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Dim tm As Date
	tm = TimeValue(Time)
	test_Parser_fail()
	test_Parser_item()
	test_Parser_return()
	test_Parser_str()
	test_Parser_choice()
	test_Parser_zeroOrOne()
	test_Parser_many()
	test_Parser_white()
	test_Parser_binDigit()
	test_Parser_decDigit()
	test_Parser_hexDigit()
	
	tm = TimeValue(Time) - tm
	MsgBox(TimeSerial(Hour(tm), Minute(tm), Second(tm)))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zeroOrOne()
	Dim p As Parser
	Dim data As Variant
	Dim zeroMatches As Variant, oneMatch As Variant
	zeroMatches = Array(Array(), 1)
	oneMatch    = Array(Array("x"), 2)
		
	data = Array("", " ", " " &amp; chr(13), "asdf", " bar", "b", "ba", "bar", "barb",_
		"barba", "barbar", chr(13), chr(13) &amp; "bar", chr(13) &amp; chr(13),_
		chr(13) &amp; chr(13) &amp; "bar"_
	)

	p = pZeroOrOne(pStr("x"))

	assert_parse(p, data,	zeroMatches).x
	assert_parse(p, "x", 	oneMatch).x
	assert_parse(p, "xx", 	oneMatch).x
	assert_parse(p, "xxx", 	oneMatch).x
	assert_parse(p, " x", 	zeroMatches).x
	assert_parse(p, " xx", 	zeroMatches).x
	assert_parse(p, " xxx",	zeroMatches).x
End Function

Function test_Parser_many()
	Dim p As Parser
	Dim data As Variant
	Dim zeroMatches As Variant
	zeroMatches = Array(Array(), 1)
	
	data = Array("", " ", " " &amp; chr(13), "asdf", " bar", "b", "ba", "bar", "barb",_
		"barba", "barbar", chr(13), chr(13) &amp; "bar", chr(13) &amp; chr(13),_
		chr(13) &amp; chr(13) &amp; "bar"_
	)
	p = pMany(pFail)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binDigit()
	Dim p As Parser
	p = pBinDigit

	assert_parse(p, "", 						parseFailure).x
	assert_parse(p, " ", 						parseFailure).x
	assert_parse(p, "sadf",						parseFailure).x
	assert_parse(p, "0sadf", 					Array("0", 2)).x
	assert_parse(p, "1sadf", 					Array("1", 2)).x
	assert_parse(p, "2sadf", 					parseFailure).x
	assert_parse(p, "3sadf", 					parseFailure).x
	assert_parse(p, "4sadf", 					parseFailure).x
	assert_parse(p, "5sadf", 					parseFailure).x
	assert_parse(p, "6sadf", 					parseFailure).x
	assert_parse(p, "7sadf", 					parseFailure).x
	assert_parse(p, "8sadf", 					parseFailure).x
	assert_parse(p, "9sadf", 					parseFailure).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decDigit()
	Dim p As Parser
	p = pDec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hexDigit()
	Dim p As Parser
	p = pHex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Array("A", 2)).x
	assert_parse(p, "asadf", 					Array("a", 2)).x
	assert_parse(p, "Bsadf", 					Array("B", 2)).x
	assert_parse(p, "bsadf", 					Array("b", 2)).x
	assert_parse(p, "Csadf", 					Array("C", 2)).x
	assert_parse(p, "csadf", 					Array("c", 2)).x
	assert_parse(p, "Dsadf", 					Array("D", 2)).x
	assert_parse(p, "dsadf", 					Array("d", 2)).x
	assert_parse(p, "Esadf", 					Array("E", 2)).x
	assert_parse(p, "esadf", 					Array("e", 2)).x
	assert_parse(p, "Fsadf", 					Array("F", 2)).x
	assert_parse(p, "fsadf", 					Array("f", 2)).x
	assert_parse(p, "Gsadf", 					parseFailure).x
	assert_parse(p, "gsadf", 					parseFailure).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